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fr" fo:country="FR" officeooo:paragraph-rsid="00126087"/>
    </style:style>
    <style:style style:name="P2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 officeooo:paragraph-rsid="00126087"/>
    </style:style>
    <style:style style:name="P3" style:family="paragraph" style:parent-style-name="support_5f_texte">
      <style:text-properties fo:language="fr" fo:country="FR" fo:font-weight="bold" officeooo:paragraph-rsid="00126087" style:font-weight-asian="bold" style:font-weight-complex="bold"/>
    </style:style>
    <style:style style:name="P4" style:family="paragraph" style:parent-style-name="support_5f_texte">
      <style:paragraph-properties>
        <style:tab-stops>
          <style:tab-stop style:position="4.577cm"/>
        </style:tab-stops>
      </style:paragraph-properties>
      <style:text-properties fo:language="fr" fo:country="FR" officeooo:paragraph-rsid="00126087"/>
    </style:style>
    <style:style style:name="P5" style:family="paragraph" style:parent-style-name="support_5f_texte">
      <style:text-properties fo:language="fr" fo:country="FR" officeooo:rsid="00282371" officeooo:paragraph-rsid="00126087"/>
    </style:style>
    <style:style style:name="P6" style:family="paragraph" style:parent-style-name="support_5f_texte">
      <style:text-properties fo:language="fr" fo:country="FR" officeooo:paragraph-rsid="00126087"/>
    </style:style>
    <style:style style:name="P7" style:family="paragraph" style:parent-style-name="support_5f_texte">
      <style:paragraph-properties fo:text-align="center" style:justify-single-word="false"/>
      <style:text-properties fo:font-size="20pt" fo:language="fr" fo:country="FR" fo:font-weight="bold" officeooo:paragraph-rsid="00126087" style:font-size-asian="20pt" style:font-weight-asian="bold" style:font-weight-complex="bold"/>
    </style:style>
    <style:style style:name="P8" style:family="paragraph" style:parent-style-name="support_5f_texte">
      <style:text-properties officeooo:paragraph-rsid="00126087"/>
    </style:style>
    <style:style style:name="P9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language="fr" fo:country="FR" officeooo:paragraph-rsid="00126087"/>
    </style:style>
    <style:style style:name="P10" style:family="paragraph" style:parent-style-name="support_5f_texte">
      <style:paragraph-properties fo:padding-left="0.141cm" fo:padding-right="0.141cm" fo:padding-top="0.035cm" fo:padding-bottom="0.035cm" fo:border="0.51pt solid #000000"/>
      <style:text-properties fo:language="fr" fo:country="FR" officeooo:paragraph-rsid="00126087"/>
    </style:style>
    <style:style style:name="P11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34pt" fo:language="fr" fo:country="FR" officeooo:paragraph-rsid="00126087" style:font-size-asian="34pt"/>
    </style:style>
    <style:style style:name="P12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20pt" fo:language="fr" fo:country="FR" officeooo:paragraph-rsid="00126087" style:font-size-asian="20pt"/>
    </style:style>
    <style:style style:name="P13" style:family="paragraph" style:parent-style-name="support_5f_texte">
      <style:paragraph-properties fo:break-before="page"/>
      <style:text-properties fo:language="fr" fo:country="FR" officeooo:paragraph-rsid="00126087"/>
    </style:style>
    <style:style style:name="P1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  <style:text-properties officeooo:paragraph-rsid="00126087"/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  <style:text-properties officeooo:paragraph-rsid="00126087"/>
    </style:style>
    <style:style style:name="P16" style:family="paragraph" style:parent-style-name="support_5f_code">
      <style:text-properties fo:language="fr" fo:country="FR" officeooo:paragraph-rsid="00126087"/>
    </style:style>
    <style:style style:name="P17" style:family="paragraph" style:parent-style-name="support_5f_code">
      <style:text-properties officeooo:paragraph-rsid="00126087"/>
    </style:style>
    <style:style style:name="P18" style:family="paragraph" style:parent-style-name="Heading_20_2">
      <style:text-properties fo:language="fr" fo:country="FR" officeooo:paragraph-rsid="00126087"/>
    </style:style>
    <style:style style:name="T1" style:family="text">
      <style:text-properties fo:language="fr" fo:country="F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db91"/>
    </style:style>
    <style:style style:name="T5" style:family="text">
      <style:text-properties officeooo:rsid="0023951c"/>
    </style:style>
    <style:style style:name="T6" style:family="text">
      <style:text-properties officeooo:rsid="0025f6ff"/>
    </style:style>
    <style:style style:name="T7" style:family="text">
      <style:text-properties style:text-position="super 58%"/>
    </style:style>
    <style:style style:name="T8" style:family="text">
      <style:text-properties officeooo:rsid="00285f3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10"/>
      <text:p text:style-name="P10"/>
      <text:p text:style-name="P10"/>
      <text:p text:style-name="P11">MySQL 5 – SQL</text:p>
      <text:p text:style-name="P12"/>
      <text:p text:style-name="P11">EXERCICES</text:p>
      <text:p text:style-name="P10"/>
      <text:p text:style-name="P9">Corrigés</text:p>
      <text:p text:style-name="P10"/>
      <text:p text:style-name="P6"/>
      <text:p text:style-name="P6"/>
      <text:p text:style-name="P6"/>
      <text:p text:style-name="P6">BD utilisée : cours donc cours_create.sql et cours_inserts.sql.</text:p>
      <text:p text:style-name="P6"/>
      <text:p text:style-name="P13"/>
      <text:p text:style-name="P7">Sommaire</text:p>
      <text:p text:style-name="P6"/>
      <text:table-of-content text:style-name="Sect1" text:protected="true" text:name="Table des matière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4"><text:a xlink:type="simple" xlink:href="#__RefHeading__18044_320015457" text:style-name="Internet_20_link" text:visited-style-name="Visited_20_Internet_20_Link">1.1 <text:s/>- OBJETS DE LA BASE<text:tab/>3</text:a></text:p>
          <text:p text:style-name="P14"><text:a xlink:type="simple" xlink:href="#__RefHeading__18046_320015457" text:style-name="Internet_20_link" text:visited-style-name="Visited_20_Internet_20_Link">1.2 <text:s/>- MISES A JOUR<text:tab/>4</text:a></text:p>
          <text:p text:style-name="P15"><text:a xlink:type="simple" xlink:href="#__RefHeading__18048_320015457" text:style-name="Internet_20_link" text:visited-style-name="Visited_20_Internet_20_Link">1.2.1 <text:s/>- Insert<text:tab/>4</text:a></text:p>
          <text:p text:style-name="P15"><text:a xlink:type="simple" xlink:href="#__RefHeading__18050_320015457" text:style-name="Internet_20_link" text:visited-style-name="Visited_20_Internet_20_Link">1.2.2 <text:s/>- Delete<text:tab/>5</text:a></text:p>
          <text:p text:style-name="P15"><text:a xlink:type="simple" xlink:href="#__RefHeading__18052_320015457" text:style-name="Internet_20_link" text:visited-style-name="Visited_20_Internet_20_Link">1.2.3 <text:s/>- Update<text:tab/>6</text:a></text:p>
          <text:p text:style-name="P14"><text:a xlink:type="simple" xlink:href="#__RefHeading__18054_320015457" text:style-name="Internet_20_link" text:visited-style-name="Visited_20_Internet_20_Link">1.3 <text:s/>- SELECT<text:tab/>7</text:a></text:p>
          <text:p text:style-name="P14"><text:a xlink:type="simple" xlink:href="#__RefHeading__18068_320015457" text:style-name="Internet_20_link" text:visited-style-name="Visited_20_Internet_20_Link">1.4 <text:s/>- VUES<text:tab/>10</text:a></text:p>
          <text:p text:style-name="P15"><text:a xlink:type="simple" xlink:href="#__RefHeading__18070_320015457" text:style-name="Internet_20_link" text:visited-style-name="Visited_20_Internet_20_Link">1.4.1 <text:s/>- Vues "géographiques"<text:tab/>10</text:a></text:p>
          <text:p text:style-name="P15"><text:a xlink:type="simple" xlink:href="#__RefHeading__18072_320015457" text:style-name="Internet_20_link" text:visited-style-name="Visited_20_Internet_20_Link">1.4.2 <text:s/>- Vues temporelles : archivage<text:tab/>11</text:a></text:p>
          <text:p text:style-name="P14"><text:a xlink:type="simple" xlink:href="#__RefHeading__18056_320015457" text:style-name="Internet_20_link" text:visited-style-name="Visited_20_Internet_20_Link">1.5 <text:s/>- JOINTURES<text:tab/>12</text:a></text:p>
          <text:p text:style-name="P14"><text:a xlink:type="simple" xlink:href="#__RefHeading__18058_320015457" text:style-name="Internet_20_link" text:visited-style-name="Visited_20_Internet_20_Link">1.6 <text:s/>- REQUÊTES AGRÉGATS<text:tab/>15</text:a></text:p>
          <text:p text:style-name="P14"><text:a xlink:type="simple" xlink:href="#__RefHeading__18060_320015457" text:style-name="Internet_20_link" text:visited-style-name="Visited_20_Internet_20_Link">1.7 <text:s/>- REQUÊTES ENSEMBLISTES<text:tab/>19</text:a></text:p>
          <text:p text:style-name="P14"><text:a xlink:type="simple" xlink:href="#__RefHeading__18062_320015457" text:style-name="Internet_20_link" text:visited-style-name="Visited_20_Internet_20_Link">1.8 <text:s/>- REQUÊTES IMBRIQUÉES<text:tab/>21</text:a></text:p>
          <text:p text:style-name="P14"><text:a xlink:type="simple" xlink:href="#__RefHeading__25625_291604981" text:style-name="Internet_20_link" text:visited-style-name="Visited_20_Internet_20_Link">1.9 <text:s/>- LES MISES A JOUR ET LES SOUS-REQUÊTES<text:tab/>31</text:a></text:p>
          <text:p text:style-name="P15"><text:a xlink:type="simple" xlink:href="#__RefHeading__25627_291604981" text:style-name="Internet_20_link" text:visited-style-name="Visited_20_Internet_20_Link">1.9.1 <text:s text:c="2"/>- Création de table<text:tab/>31</text:a></text:p>
          <text:p text:style-name="P15"><text:a xlink:type="simple" xlink:href="#__RefHeading__25629_291604981" text:style-name="Internet_20_link" text:visited-style-name="Visited_20_Internet_20_Link">1.9.2 <text:s text:c="2"/>- Insertion d'enregistrements<text:tab/>32</text:a></text:p>
          <text:p text:style-name="P15"><text:a xlink:type="simple" xlink:href="#__RefHeading__25631_291604981" text:style-name="Internet_20_link" text:visited-style-name="Visited_20_Internet_20_Link">1.9.3 <text:s text:c="2"/>- Suppression d'enregistrements<text:tab/>33</text:a></text:p>
          <text:p text:style-name="P15"><text:a xlink:type="simple" xlink:href="#__RefHeading__25633_291604981" text:style-name="Internet_20_link" text:visited-style-name="Visited_20_Internet_20_Link">1.9.4 <text:s text:c="2"/>- Modification d'enregistrements<text:tab/>34</text:a></text:p>
          <text:p text:style-name="P14"><text:a xlink:type="simple" xlink:href="#__RefHeading__18064_320015457" text:style-name="Internet_20_link" text:visited-style-name="Visited_20_Internet_20_Link">1.10 <text:s/>- REQUÊTES CORRÉLÉES<text:tab/>35</text:a></text:p>
          <text:p text:style-name="P14"><text:a xlink:type="simple" xlink:href="#__RefHeading__18066_320015457" text:style-name="Internet_20_link" text:visited-style-name="Visited_20_Internet_20_Link">1.11 <text:s/>- TRANSACTIONS<text:tab/>36</text:a></text:p>
        </text:index-body>
      </text:table-of-content>
      <text:p text:style-name="P2"/>
      <text:p text:style-name="P13"/>
      <text:p text:style-name="P6"/>
      <text:h text:style-name="P18" text:outline-level="2"><text:bookmark-start text:name="__RefHeading__18044_320015457"/>- OBJETS DE LA BASE<text:bookmark-end text:name="__RefHeading__18044_320015457"/></text:h>
      <text:p text:style-name="P6"/>
      <text:p text:style-name="P6">## Créez une nouvelle base de données nommée 'temporaire'</text:p>
      <text:p text:style-name="P6"/>
      <text:p text:style-name="P17"><text:span text:style-name="syntax_5f_alpha_20_syntax_5f_alpha_5f_reservedword"><text:span text:style-name="T1">CREATE</text:span></text:span><text:span text:style-name="syntax"><text:span text:style-name="T1"> </text:span></text:span><text:span text:style-name="syntax_5f_alpha_20_syntax_5f_alpha_5f_reservedword"><text:span text:style-name="T1">DATABASE</text:span></text:span><text:span text:style-name="syntax"><text:span text:style-name="T1"> </text:span></text:span><text:span text:style-name="syntax_5f_quote_20_syntax_5f_quote_5f_backtick"><text:span text:style-name="T1">temporaire</text:span></text:span><text:span text:style-name="syntax"><text:span text:style-name="T1"> </text:span></text:span></text:p>
      <text:p text:style-name="P17"><text:span text:style-name="T1">DEFAULT CHARACTER SET utf8 COLLATE utf8_unicode_ci</text:span><text:span text:style-name="syntax_5f_punct_20_syntax_5f_punct_5f_queryend"><text:span text:style-name="T1">;</text:span></text:span></text:p>
      <text:p text:style-name="P8"><text:span text:style-name="syntax_5f_punct_20_syntax_5f_punct_5f_queryend"><text:span text:style-name="T1"/></text:span></text:p>
      <text:p text:style-name="P17"><text:span text:style-name="syntax_5f_punct_20_syntax_5f_punct_5f_queryend"><text:span text:style-name="T1">USE temporaire;</text:span></text:span></text:p>
      <text:p text:style-name="P6"/>
      <text:p text:style-name="P6"/>
      <text:p text:style-name="P6"/>
      <text:p text:style-name="P6">## Créez une table villes(#<text:span text:style-name="T2">id_ville</text:span>, cp, nom_ville)</text:p>
      <text:p text:style-name="P6"/>
      <text:p text:style-name="P16">CREATE TABLE villes (</text:p>
      <text:p text:style-name="P16"><text:s text:c="2"/>id_ville INTEGER UNSIGNED NOT NULL AUTO_INCREMENT,</text:p>
      <text:p text:style-name="P16"><text:s text:c="2"/>cp CHAR(5) NOT NULL,</text:p>
      <text:p text:style-name="P16"><text:s text:c="2"/>nom_ville VARCHAR(45) NOT NULL,</text:p>
      <text:p text:style-name="P16"><text:s text:c="2"/>PRIMARY KEY (id_ville)</text:p>
      <text:p text:style-name="P16">)</text:p>
      <text:p text:style-name="P16">ENGINE = InnoDB</text:p>
      <text:p text:style-name="P16">CHARACTER SET utf8 COLLATE utf8_unicode_ci;</text:p>
      <text:p text:style-name="P6"/>
      <text:p text:style-name="P6">## Détruisez la table [villes]</text:p>
      <text:p text:style-name="P6"/>
      <text:p text:style-name="P16">DROP TABLE villes;</text:p>
      <text:p text:style-name="P6"/>
      <text:p text:style-name="P6"/>
      <text:p text:style-name="P6"/>
      <text:p text:style-name="P6">## Détruisez la BD [temporaire]</text:p>
      <text:p text:style-name="P6"/>
      <text:p text:style-name="P16">DROP DATABASE temporaire;</text:p>
      <text:p text:style-name="P6"/>
      <text:p text:style-name="P6"/>
      <text:p text:style-name="P6"/>
      <text:p text:style-name="P6">## Créez une table mois dans la base [cours]</text:p>
      <text:p text:style-name="P6"/>
      <text:p text:style-name="P6">## mois(<text:span text:style-name="T3">id_mois</text:span>, num_mois, nom_mois)</text:p>
      <text:p text:style-name="P6"/>
      <text:p text:style-name="P16">CREATE TABLE mois (</text:p>
      <text:p text:style-name="P16"><text:s/>id_mois TINYINT(<text:span text:style-name="T4">2</text:span>) UNSIGNED NOT NULL AUTO_INCREMENT,</text:p>
      <text:p text:style-name="P16"><text:s/>num_mois TINYINT(<text:span text:style-name="T4">2</text:span>) UNSIGNED NOT NULL,</text:p>
      <text:p text:style-name="P16"><text:s/>nom_mois VARCHAR(9) NOT NULL,</text:p>
      <text:p text:style-name="P16"><text:s/>PRIMARY KEY (id_mois),</text:p>
      <text:p text:style-name="P16"><text:s/>UNIQUE KEY index_num_mois_unique (num_mois),</text:p>
      <text:p text:style-name="P16"><text:s/>UNIQUE KEY index_nom_mois_unique (nom_mois) USING BTREE</text:p>
      <text:p text:style-name="P16">) ENGINE=InnoDB DEFAULT CHARSET=utf8 COLLATE=utf8_unicode_ci;</text:p>
      <text:p text:style-name="P6"/>
      <text:p text:style-name="P6"/>
      <text:p text:style-name="P6"/>
      <text:p text:style-name="P17">CREATE TABLE IF NOT EXISTS mois_bis (</text:p>
      <text:p text:style-name="P17"><text:s/>id_mois TINYINT(2) UNSIGNED AUTO_INCREMENT,</text:p>
      <text:p text:style-name="P17"><text:s/>num_mois TINYINT(2) UNSIGNED NOT NULL UNIQUE,</text:p>
      <text:p text:style-name="P17"><text:s/>nom_mois VARCHAR(9) NOT NULL UNIQUE,</text:p>
      <text:p text:style-name="P17"><text:s/>PRIMARY KEY (id_mois)</text:p>
      <text:p text:style-name="P17">) ENGINE=InnoDB DEFAULT CHARSET=utf8 COLLATE=utf8_unicode_ci;</text:p>
      <text:p text:style-name="P6"/>
      <text:p text:style-name="P13"/>
      <text:h text:style-name="P18" text:outline-level="2"><text:bookmark-start text:name="__RefHeading__18046_320015457"/>- MISES A JOUR<text:bookmark-end text:name="__RefHeading__18046_320015457"/></text:h>
      <text:p text:style-name="P6"/>
      <text:h text:style-name="P1" text:outline-level="3"><text:bookmark-start text:name="__RefHeading__18048_320015457"/>- Insert<text:bookmark-end text:name="__RefHeading__18048_320015457"/></text:h>
      <text:p text:style-name="P6"/>
      <text:p text:style-name="P6">## Ajoutez les 12 mois de l'année dans la table mois.</text:p>
      <text:p text:style-name="P6"/>
      <text:p text:style-name="P16">INSERT INTO mois (num_mois, nom_mois) VALUES(1, 'Janvier');</text:p>
      <text:p text:style-name="P16">INSERT INTO mois (num_mois, nom_mois) VALUES(2, 'Février');</text:p>
      <text:p text:style-name="P16">INSERT INTO mois (num_mois, nom_mois) VALUES(3, 'Mars');</text:p>
      <text:p text:style-name="P16">INSERT INTO mois (num_mois, nom_mois) VALUES(4, 'Avril');</text:p>
      <text:p text:style-name="P16">INSERT INTO mois (num_mois, nom_mois) VALUES(5, 'Mai');</text:p>
      <text:p text:style-name="P16">INSERT INTO mois (num_mois, nom_mois) VALUES(6, 'Juin');</text:p>
      <text:p text:style-name="P16">INSERT INTO mois (num_mois, nom_mois) VALUES(7, 'Juillet');</text:p>
      <text:p text:style-name="P16">INSERT INTO mois (num_mois, nom_mois) VALUES(8, 'Août');</text:p>
      <text:p text:style-name="P16">INSERT INTO mois (num_mois, nom_mois) VALUES(9, 'Septembre');</text:p>
      <text:p text:style-name="P16">INSERT INTO mois (num_mois, nom_mois) VALUES(10, 'Octobre');</text:p>
      <text:p text:style-name="P16">INSERT INTO mois (num_mois, nom_mois) VALUES(11, 'Novembre');</text:p>
      <text:p text:style-name="P16">INSERT INTO mois (num_mois, nom_mois) VALUES(12, 'Décembre');</text:p>
      <text:p text:style-name="P6"/>
      <text:p text:style-name="P6">## ou</text:p>
      <text:p text:style-name="P6"/>
      <text:p text:style-name="P16">INSERT INTO mois (num_mois, nom_mois) </text:p>
      <text:p text:style-name="P16">VALUES</text:p>
      <text:p text:style-name="P16">(1, 'Janvier'),</text:p>
      <text:p text:style-name="P16">(2, 'Février'),</text:p>
      <text:p text:style-name="P16">(3, 'Mars'),</text:p>
      <text:p text:style-name="P16">(4, 'Avril'),</text:p>
      <text:p text:style-name="P16">(5, 'Mai'),</text:p>
      <text:p text:style-name="P16">(6, 'Juin'),</text:p>
      <text:p text:style-name="P16">(7, 'Juillet'),</text:p>
      <text:p text:style-name="P16">(8, 'Août'),</text:p>
      <text:p text:style-name="P16">(9, 'Septembre'),</text:p>
      <text:p text:style-name="P16">(10, 'Octobre'),</text:p>
      <text:p text:style-name="P16">(11, 'Novembre'),</text:p>
      <text:p text:style-name="P16">(12, 'Décembre');</text:p>
      <text:p text:style-name="P6"/>
      <text:p text:style-name="P6"/>
      <text:p text:style-name="P6"/>
      <text:p text:style-name="P6">## Ajoutez un produit dans la table produits.</text:p>
      <text:p text:style-name="P6"/>
      <text:p text:style-name="P16">INSERT INTO produits(designation, prix, categori<text:span text:style-name="T5">e</text:span>)</text:p>
      <text:p text:style-name="P16"><text:s/>VALUES('Contrex', 1.20, 1);</text:p>
      <text:p text:style-name="P6"/>
      <text:p text:style-name="P13"/>
      <text:h text:style-name="P1" text:outline-level="3"><text:bookmark-start text:name="__RefHeading__18050_320015457"/>- Delete<text:bookmark-end text:name="__RefHeading__18050_320015457"/></text:h>
      <text:p text:style-name="P6"/>
      <text:p text:style-name="P3">## Supprimez les mois de l'année dans la table mois (vous les réinsérerez ensuite).</text:p>
      <text:p text:style-name="P6"/>
      <text:p text:style-name="P16">DELETE FROM mois;</text:p>
      <text:p text:style-name="P6"/>
      <text:p text:style-name="P6">## Ou</text:p>
      <text:p text:style-name="P6"/>
      <text:p text:style-name="P16">TRUNCATE TABLE mois;</text:p>
      <text:p text:style-name="P6"/>
      <text:p text:style-name="P6"/>
      <text:p text:style-name="P6"/>
      <text:p text:style-name="P3">## Ajoutez une commande avec la date du jour puis supprimez-la en fonction de son ID.</text:p>
      <text:p text:style-name="P6"/>
      <text:p text:style-name="P16">INSERT INTO cdes(date_cde, id_client) </text:p>
      <text:p text:style-name="P16">VALUES ('2010-04-15', 1);</text:p>
      <text:p text:style-name="P4"/>
      <text:p text:style-name="P16">DELETE FROM cdes </text:p>
      <text:p text:style-name="P16">WHERE id_cde = LAST_INSERT_ID();</text:p>
      <text:p text:style-name="P6"/>
      <text:p text:style-name="P6"/>
      <text:p text:style-name="P6"/>
      <text:p text:style-name="P6">Note : insertion avec une fonction sur les dates (curdate() renvoie la date du jour)</text:p>
      <text:p text:style-name="P6"/>
      <text:p text:style-name="P16">INSERT INTO cdes(date_cde, id_client) </text:p>
      <text:p text:style-name="P16">VALUES (CURDATE(), 1);</text:p>
      <text:p text:style-name="P6"/>
      <text:p text:style-name="P13"/>
      <text:h text:style-name="P1" text:outline-level="3"><text:bookmark-start text:name="__RefHeading__18052_320015457"/>- Update<text:bookmark-end text:name="__RefHeading__18052_320015457"/></text:h>
      <text:p text:style-name="P6"/>
      <text:p text:style-name="P3">-- Mettez en minuscules les noms des mois dans la table mois.</text:p>
      <text:p text:style-name="P6"/>
      <text:p text:style-name="P16">UPDATE mois </text:p>
      <text:p text:style-name="P16">SET nom_mois = LOWER(nom_mois);</text:p>
      <text:p text:style-name="P6"/>
      <text:p text:style-name="P6"/>
      <text:p text:style-name="P6"/>
      <text:p text:style-name="P3">-- Modifiez l'adresse de Tintin.</text:p>
      <text:p text:style-name="P6"/>
      <text:p text:style-name="P16">UPDATE clients </text:p>
      <text:p text:style-name="P16">SET adresse = '9, rue des boulets'</text:p>
      <text:p text:style-name="P16">WHERE nom = 'Tintin';</text:p>
      <text:p text:style-name="P6"/>
      <text:p text:style-name="P6"/>
      <text:p text:style-name="P6"/>
      <text:p text:style-name="P3">-- Augmentez de 10% le prix des produits.</text:p>
      <text:p text:style-name="P6"/>
      <text:p text:style-name="P16">UPDATE produits </text:p>
      <text:p text:style-name="P16">SET prix = prix * 1.1;</text:p>
      <text:p text:style-name="P6"/>
      <text:p text:style-name="P6"/>
      <text:p text:style-name="P6"/>
      <text:p text:style-name="P3">-- Diminuez de 10% le prix de l'Evian.</text:p>
      <text:p text:style-name="P6"/>
      <text:p text:style-name="P16">UPDATE produits </text:p>
      <text:p text:style-name="P16">SET prix = prix * 0.9</text:p>
      <text:p text:style-name="P16">WHERE UPPER(designation) = 'EVIAN';</text:p>
      <text:p text:style-name="P6"/>
      <text:p text:style-name="P13"/>
      <text:h text:style-name="P18" text:outline-level="2"><text:bookmark-start text:name="__RefHeading__18054_320015457"/>- SELECT<text:bookmark-end text:name="__RefHeading__18054_320015457"/></text:h>
      <text:p text:style-name="P6"/>
      <text:p text:style-name="P3">## Liste des clients</text:p>
      <text:p text:style-name="P6"/>
      <text:p text:style-name="P16">SELECT * FROM clients c;</text:p>
      <text:p text:style-name="P6"/>
      <text:p text:style-name="P6"/>
      <text:p text:style-name="P3">## Les clients du XI<text:span text:style-name="T6">I</text:span><text:span text:style-name="T7">ème</text:span> arrondissement de Paris.</text:p>
      <text:p text:style-name="P6"/>
      <text:p text:style-name="P16">SELECT *</text:p>
      <text:p text:style-name="P16">FROM clients</text:p>
      <text:p text:style-name="P16">WHERE cp = '7501<text:span text:style-name="T6">2</text:span>';</text:p>
      <text:p text:style-name="P6"/>
      <text:p text:style-name="P6"/>
      <text:p text:style-name="P3">## Clients parisiens</text:p>
      <text:p text:style-name="P6"/>
      <text:p text:style-name="P16">SELECT * </text:p>
      <text:p text:style-name="P16">FROM clients c</text:p>
      <text:p text:style-name="P16">WHERE CP LIKE '75%';</text:p>
      <text:p text:style-name="P6"/>
      <text:p text:style-name="P13"/>
      <text:p text:style-name="P3">## Les clients nés en 1985</text:p>
      <text:p text:style-name="P6"/>
      <text:p text:style-name="P16">SELECT * </text:p>
      <text:p text:style-name="P16">FROM clients</text:p>
      <text:p text:style-name="P16">WHERE <text:span text:style-name="T3">YEAR</text:span>(date_naissance) = 1985;</text:p>
      <text:p text:style-name="P6"/>
      <text:p text:style-name="P6"># ou mais bof!</text:p>
      <text:p text:style-name="P6"/>
      <text:p text:style-name="P16">SELECT *</text:p>
      <text:p text:style-name="P16">FROM clients</text:p>
      <text:p text:style-name="P16">WHERE LEFT(date_naissance, 4) = '1985';</text:p>
      <text:p text:style-name="P6"/>
      <text:p text:style-name="P6"># ou (mais c'est limite … il y a un warning!)</text:p>
      <text:p text:style-name="P6"/>
      <text:p text:style-name="P16">SELECT *</text:p>
      <text:p text:style-name="P16">FROM clients</text:p>
      <text:p text:style-name="P16">WHERE date_naissance LIKE '1985%';</text:p>
      <text:p text:style-name="P6"/>
      <text:p text:style-name="P6"># ou</text:p>
      <text:p text:style-name="P6"/>
      <text:p text:style-name="P16">SELECT *</text:p>
      <text:p text:style-name="P16">FROM clients</text:p>
      <text:p text:style-name="P16">WHERE date_naissance &gt;= '1985-01-01' AND date_naissance &lt;= '1985-12-31';</text:p>
      <text:p text:style-name="P6"/>
      <text:p text:style-name="P6"/>
      <text:p text:style-name="P3">## Affichage long des dates de commande en français</text:p>
      <text:p text:style-name="P6"/>
      <text:p text:style-name="P16">SET lc_time_names = 'fr_FR';</text:p>
      <text:p text:style-name="P6"/>
      <text:p text:style-name="P16">SELECT date_cde, DATE_FORMAT(date_cde, '%W %d %M %Y') `Date en français`</text:p>
      <text:p text:style-name="P16">FROM cdes;</text:p>
      <text:p text:style-name="P6"/>
      <text:p text:style-name="P5">Ensuite repassez en anglais !!!</text:p>
      <text:p text:style-name="P5"/>
      <text:p text:style-name="P17">SET lc_time_names = 'en_<text:span text:style-name="T8">GB</text:span>';</text:p>
      <text:p text:style-name="P6"/>
      <text:p text:style-name="P6"/>
      <text:p text:style-name="P3">## L'âge des clients</text:p>
      <text:p text:style-name="P6"/>
      <text:p text:style-name="P16">SELECT nom, prenom, date_naissance, </text:p>
      <text:p text:style-name="P16"><text:span text:style-name="T3">CONCAT</text:span>(<text:span text:style-name="T3">YEAR</text:span>(<text:span text:style-name="T3">NOW</text:span>()) - <text:span text:style-name="T3">YEAR</text:span>(date_naissance), ' an(s)') `Age` </text:p>
      <text:p text:style-name="P16">FROM clients;</text:p>
      <text:p text:style-name="P6"/>
      <text:p text:style-name="P16">SELECT nom, prenom, date_naissance, </text:p>
      <text:p text:style-name="P16"><text:span text:style-name="T3">CONCAT</text:span>(<text:span text:style-name="T3">FLOOR</text:span>(<text:span text:style-name="T3">DATEDIFF</text:span>(NOW(), date_naissance) / 365), ' an(s)') `Age` </text:p>
      <text:p text:style-name="P16">FROM clients;</text:p>
      <text:p text:style-name="P6"/>
      <text:p text:style-name="P6"/>
      <text:p text:style-name="P3">## Date de facturation des commandes</text:p>
      <text:p text:style-name="P6"/>
      <text:p text:style-name="P6">## Note : les commandes sont facturées à 90 jours.</text:p>
      <text:p text:style-name="P6"/>
      <text:p text:style-name="P16">SELECT id_cde `Code`, date_cde `Date de la commande`, </text:p>
      <text:p text:style-name="P16"><text:span text:style-name="T3">DATE_ADD</text:span>(date_cde, <text:span text:style-name="T3">INTERVAL 90 DAY</text:span>) `Date de facturation` </text:p>
      <text:p text:style-name="P16">FROM cdes;</text:p>
      <text:p text:style-name="P6"/>
      <text:p text:style-name="P13"/>
      <text:p text:style-name="P3">## "Villes" de Paris</text:p>
      <text:p text:style-name="P6"/>
      <text:p text:style-name="P16">SELECT nom_ville `Ville` </text:p>
      <text:p text:style-name="P16">FROM villes </text:p>
      <text:p text:style-name="P16">WHERE cp LIKE '75%';</text:p>
      <text:p text:style-name="P6"/>
      <text:p text:style-name="P6"/>
      <text:p text:style-name="P6"/>
      <text:p text:style-name="P3">## Villes de la banlieue parisienne (IDF)</text:p>
      <text:p text:style-name="P6"/>
      <text:p text:style-name="P16">SELECT nom_ville `Ville` </text:p>
      <text:p text:style-name="P16">FROM villes </text:p>
      <text:p text:style-name="P16">WHERE cp LIKE '77%' </text:p>
      <text:p text:style-name="P16">OR cp LIKE '78%' </text:p>
      <text:p text:style-name="P16">OR cp LIKE '91%' </text:p>
      <text:p text:style-name="P16">OR cp LIKE '92%' </text:p>
      <text:p text:style-name="P16">OR cp LIKE '93%' </text:p>
      <text:p text:style-name="P16">OR cp LIKE '94%' </text:p>
      <text:p text:style-name="P16">OR cp LIKE '95%';</text:p>
      <text:p text:style-name="P6"/>
      <text:p text:style-name="P6">## Ou plus court</text:p>
      <text:p text:style-name="P6"/>
      <text:p text:style-name="P16">SELECT nom_ville `Ville` </text:p>
      <text:p text:style-name="P16">FROM villes </text:p>
      <text:p text:style-name="P16">WHERE LEFT(cp, 2) IN('77','78','91','92','93','94','95');</text:p>
      <text:p text:style-name="P6"/>
      <text:p text:style-name="P6"/>
      <text:p text:style-name="P6"/>
      <text:p text:style-name="P3">## Villes étrangères</text:p>
      <text:p text:style-name="P6"/>
      <text:p text:style-name="P16">SELECT nom_ville `Ville` </text:p>
      <text:p text:style-name="P16">FROM villes </text:p>
      <text:p text:style-name="P16">WHERE id_pays != '033';</text:p>
      <text:p text:style-name="P6"/>
      <text:p text:style-name="P6"/>
      <text:p text:style-name="P6"/>
      <text:p text:style-name="P3">## Villes de la province française (Ni parisienne, ni IDF, ni étrangères)</text:p>
      <text:p text:style-name="P6"/>
      <text:p text:style-name="P16">SELECT nom_ville `Ville`</text:p>
      <text:p text:style-name="P16">FROM villes</text:p>
      <text:p text:style-name="P16">WHERE id_pays = '033'</text:p>
      <text:p text:style-name="P16">AND cp NOT LIKE '75%'</text:p>
      <text:p text:style-name="P16">AND cp NOT LIKE '77%'</text:p>
      <text:p text:style-name="P16">AND cp NOT LIKE '78%'</text:p>
      <text:p text:style-name="P16">AND cp NOT LIKE '91%'</text:p>
      <text:p text:style-name="P16">AND cp NOT LIKE '92%'</text:p>
      <text:p text:style-name="P16">AND cp NOT LIKE '93%'</text:p>
      <text:p text:style-name="P16">AND cp NOT LIKE '94%'</text:p>
      <text:p text:style-name="P16">AND cp NOT LIKE '95%';</text:p>
      <text:p text:style-name="P6"/>
      <text:p text:style-name="P6">## Ou plus court</text:p>
      <text:p text:style-name="P6"/>
      <text:p text:style-name="P16">SELECT nom_ville `Ville`</text:p>
      <text:p text:style-name="P16">FROM villes</text:p>
      <text:p text:style-name="P16">WHERE id_pays = '033'</text:p>
      <text:p text:style-name="P16">AND LEFT(cp, 2) NOT IN('75','77','78','91','92','93','94','95');</text:p>
      <text:p text:style-name="P6"/>
      <text:p text:style-name="P13"/>
      <text:h text:style-name="P18" text:outline-level="2"><text:bookmark-start text:name="__RefHeading__18068_320015457"/>- VUES<text:bookmark-end text:name="__RefHeading__18068_320015457"/></text:h>
      <text:p text:style-name="P6"/>
      <text:h text:style-name="P1" text:outline-level="3"><text:bookmark-start text:name="__RefHeading__18070_320015457"/>- Vues "géographiques"<text:bookmark-end text:name="__RefHeading__18070_320015457"/></text:h>
      <text:p text:style-name="P6"/>
      <text:p text:style-name="P3">## Créez une vue des clients parisiens</text:p>
      <text:p text:style-name="P6"/>
      <text:p text:style-name="P16">CREATE OR REPLACE VIEW clients_parisiens </text:p>
      <text:p text:style-name="P16">AS SELECT * FROM clients </text:p>
      <text:p text:style-name="P16">WHERE cp LIKE '75%';</text:p>
      <text:p text:style-name="P6"/>
      <text:p text:style-name="P6"/>
      <text:p text:style-name="P6"/>
      <text:p text:style-name="P3">## Créez une vue des clients étrangers résidant en France</text:p>
      <text:p text:style-name="P6"/>
      <text:p text:style-name="P16">CREATE OR REPLACE VIEW clients_etrangers_residants </text:p>
      <text:p text:style-name="P16">AS SELECT * FROM clients </text:p>
      <text:p text:style-name="P16">WHERE cp LIKE '99%';</text:p>
      <text:p text:style-name="P6"/>
      <text:p text:style-name="P6"/>
      <text:p text:style-name="P6"/>
      <text:p text:style-name="P3">## Créez une vue des clients IDF (sauf Paris)</text:p>
      <text:p text:style-name="P6"/>
      <text:p text:style-name="P16">CREATE OR REPLACE VIEW Clients_IDF AS </text:p>
      <text:p text:style-name="P16">SELECT * FROM clients </text:p>
      <text:p text:style-name="P16">WHERE LEFT(cp, 2) IN('77', '78', '91', '92', '93', '94', '95');</text:p>
      <text:p text:style-name="P6"/>
      <text:p text:style-name="P6"/>
      <text:p text:style-name="P6"/>
      <text:p text:style-name="P3">## Créez une vue des clients provinciaux (Hors IDF et hors RDM)</text:p>
      <text:p text:style-name="P6"/>
      <text:p text:style-name="P16">CREATE OR REPLACE VIEW Clients_Provinciaux AS</text:p>
      <text:p text:style-name="P16">SELECT * FROM clients</text:p>
      <text:p text:style-name="P16">WHERE LEFT(cp, 2) NOT IN('75', '77', '78', '91', '92', '93', '94', '95', '99');</text:p>
      <text:p text:style-name="P6"/>
      <text:p text:style-name="P13"/>
      <text:h text:style-name="P1" text:outline-level="3"><text:bookmark-start text:name="__RefHeading__18072_320015457"/>- Vues temporelles : archivage<text:bookmark-end text:name="__RefHeading__18072_320015457"/></text:h>
      <text:p text:style-name="P6"/>
      <text:p text:style-name="P3">## Créez une table des archives des cdes (toutes années sauf année courante).</text:p>
      <text:p text:style-name="P6"/>
      <text:p text:style-name="P16">CREATE TABLE cdes_arch </text:p>
      <text:p text:style-name="P16">AS SELECT * FROM cdes </text:p>
      <text:p text:style-name="P16">WHERE YEAR(date_cde) &lt; YEAR(NOW());</text:p>
      <text:p text:style-name="P6"/>
      <text:p text:style-name="P6"/>
      <text:p text:style-name="P6"/>
      <text:p text:style-name="P3">## Créez autant de vues que d'années d'archivage.</text:p>
      <text:p text:style-name="P6"/>
      <text:p text:style-name="P16">CREATE VIEW cdes_2000 </text:p>
      <text:p text:style-name="P16">AS SELECT * FROM cdes_arch </text:p>
      <text:p text:style-name="P16">WHERE YEAR(date_cde) = 2000;</text:p>
      <text:p text:style-name="P6"/>
      <text:p text:style-name="P16">CREATE VIEW cdes_2005 </text:p>
      <text:p text:style-name="P16">AS SELECT * FROM cdes_arch </text:p>
      <text:p text:style-name="P16">WHERE YEAR(date_cde) = 2005;</text:p>
      <text:p text:style-name="P6"/>
      <text:p text:style-name="P6"/>
      <text:p text:style-name="P6"/>
      <text:p text:style-name="P3">## Vérifiez.</text:p>
      <text:p text:style-name="P6"/>
      <text:p text:style-name="P16">SELECT * FROM cdes_2000;</text:p>
      <text:p text:style-name="P16">SELECT * FROM cdes_2005;</text:p>
      <text:p text:style-name="P6"/>
      <text:p text:style-name="P13"/>
      <text:h text:style-name="P18" text:outline-level="2"><text:bookmark-start text:name="__RefHeading__18056_320015457"/>- JOINTURES<text:bookmark-end text:name="__RefHeading__18056_320015457"/></text:h>
      <text:p text:style-name="P6"/>
      <text:p text:style-name="P3">## 1 – Les clients résidant en France</text:p>
      <text:p text:style-name="P6"/>
      <text:p text:style-name="P16">SELECT c.nom `Nom`, </text:p>
      <text:p text:style-name="P16">c.prenom `Prénom`, </text:p>
      <text:p text:style-name="P16">c.date_naissance `Date de naissance` </text:p>
      <text:p text:style-name="P16">FROM clients c </text:p>
      <text:p text:style-name="P16">INNER JOIN villes v </text:p>
      <text:p text:style-name="P16">ON c.cp = v.cp </text:p>
      <text:p text:style-name="P16">INNER JOIN pays p </text:p>
      <text:p text:style-name="P16">ON v.id_pays = p.id_pays </text:p>
      <text:p text:style-name="P16">WHERE UPPER(nom_pays) = 'FRANCE' </text:p>
      <text:p text:style-name="P16">ORDER BY c.nom;</text:p>
      <text:p text:style-name="P6"/>
      <text:p text:style-name="P6">## ou</text:p>
      <text:p text:style-name="P6"/>
      <text:p text:style-name="P16">SELECT c.nom `Nom`, </text:p>
      <text:p text:style-name="P16">c.prenom `Prénom`, </text:p>
      <text:p text:style-name="P16">c.date_naissance `Date de naissance`</text:p>
      <text:p text:style-name="P16">FROM clients c <text:span text:style-name="T3">NATURAL</text:span> <text:span text:style-name="T3">JOIN</text:span> villes v </text:p>
      <text:p text:style-name="P16"><text:span text:style-name="T3">NATURAL</text:span> <text:span text:style-name="T3">JOIN</text:span> pays p </text:p>
      <text:p text:style-name="P16">WHERE UPPER(nom_pays) = 'FRANCE' </text:p>
      <text:p text:style-name="P16">ORDER BY c.nom;</text:p>
      <text:p text:style-name="P6"/>
      <text:p text:style-name="P6"/>
      <text:p text:style-name="P6"/>
      <text:p text:style-name="P3">## 2- Les buveurs d'Evian</text:p>
      <text:p text:style-name="P6"/>
      <text:p text:style-name="P16">SELECT DISTINCT c.prenom `Prénom`, </text:p>
      <text:p text:style-name="P16">c.nom `Nom`, </text:p>
      <text:p text:style-name="P16">c.id_client `ID` </text:p>
      <text:p text:style-name="P16">FROM clients c </text:p>
      <text:p text:style-name="P16">INNER JOIN cdes cd </text:p>
      <text:p text:style-name="P16">ON c.id_client = cd.id_client </text:p>
      <text:p text:style-name="P16">INNER JOIN ligcdes l </text:p>
      <text:p text:style-name="P16">ON cd.id_cde = l.id_cde </text:p>
      <text:p text:style-name="P16">INNER JOIN produits p </text:p>
      <text:p text:style-name="P16">ON l.id_produit = p.id_produit </text:p>
      <text:p text:style-name="P16">WHERE UPPER(designation) = 'EVIAN';</text:p>
      <text:p text:style-name="P6"/>
      <text:p text:style-name="P6">## ou</text:p>
      <text:p text:style-name="P6"/>
      <text:p text:style-name="P16">SELECT DISTINCT c.prenom `Prénom`, </text:p>
      <text:p text:style-name="P16">c.nom `Nom`, </text:p>
      <text:p text:style-name="P16">c.id_client `ID` </text:p>
      <text:p text:style-name="P16">FROM clients c </text:p>
      <text:p text:style-name="P16">NATURAL JOIN cdes cd </text:p>
      <text:p text:style-name="P16">NATURAL JOIN ligcdes l </text:p>
      <text:p text:style-name="P16">NATURAL JOIN produits p </text:p>
      <text:p text:style-name="P16">WHERE UPPER(designation) = 'EVIAN'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left="1.27cm" fo:margin-right="0cm" fo:margin-top="0.423cm" fo:margin-bottom="0.106cm" loext:contextual-spacing="false" fo:text-indent="-1.27cm" style:auto-text-indent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syntax_5f_alpha_20_syntax_5f_alpha_5f_reservedword" style:display-name="syntax_alpha syntax_alpha_reservedword" style:family="text" style:parent-style-name="WW-Police_20_par_20_défaut"/>
    <style:style style:name="syntax" style:family="text" style:parent-style-name="WW-Police_20_par_20_défaut"/>
    <style:style style:name="syntax_5f_quote_20_syntax_5f_quote_5f_backtick" style:display-name="syntax_quote syntax_quote_backtick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1:13:54.541000000</meta:creation-date>
    <dc:date>2020-12-01T11:14:36.083000000</dc:date>
    <meta:editing-duration>PT42S</meta:editing-duration>
    <meta:editing-cycles>1</meta:editing-cycles>
    <meta:document-statistic meta:table-count="0" meta:image-count="0" meta:object-count="0" meta:page-count="12" meta:paragraph-count="278" meta:word-count="1259" meta:character-count="8027" meta:non-whitespace-character-count="6927"/>
    <meta:generator>LibreOffice/6.2.4.2$Windows_X86_64 LibreOffice_project/2412653d852ce75f65fbfa83fb7e7b669a126d64</meta:generator>
  </office:meta>
</office:document-meta>
</file>